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6.961cm" svg:height="2.26cm" svg:x="1.018cm" svg:y="5.548cm">
          <text:p text:style-name="P1">Atacan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2.26cm" svg:height="2.26cm" svg:x="9.649cm" svg:y="1.794cm">
          <text:p text:style-name="P1">Am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26cm" svg:height="2.26cm" svg:x="9.65cm" svg:y="4.307cm">
          <text:p text:style-name="P1">Am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26cm" svg:height="2.26cm" svg:x="9.65cm" svg:y="6.82cm">
          <text:p text:style-name="P1">Am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26cm" svg:height="2.26cm" svg:x="9.65cm" svg:y="9.329cm">
          <text:p text:style-name="P1">Am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767cm" svg:height="11.3cm" svg:x="8.896cm" svg:y="1.0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961cm" svg:height="2.26cm" svg:x="13.575cm" svg:y="5.674cm">
          <text:p text:style-name="P1">Víctim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7.979cm" svg:y1="6.678cm" svg:x2="8.896cm" svg:y2="6.691cm" draw:start-shape="id1" draw:start-glue-point="1" svg:d="M7979 6678h709v13h208" svg:viewBox="0 0 918 14">
          <text:p/>
        </draw:connector>
        <draw:connector draw:style-name="gr3" draw:text-style-name="P2" draw:layer="layout" draw:type="line" svg:x1="11.909cm" svg:y1="2.924cm" svg:x2="13.575cm" svg:y2="6.804cm" draw:start-shape="id2" draw:start-glue-point="10" draw:end-shape="id3" draw:end-glue-point="3" svg:d="M11909 2924l1666 3880" svg:viewBox="0 0 1667 3881">
          <text:p/>
        </draw:connector>
        <draw:connector draw:style-name="gr3" draw:text-style-name="P2" draw:layer="layout" draw:type="line" svg:x1="11.91cm" svg:y1="5.437cm" svg:x2="13.575cm" svg:y2="6.804cm" draw:start-shape="id4" draw:start-glue-point="10" draw:end-shape="id3" draw:end-glue-point="3" svg:d="M11910 5437l1665 1367" svg:viewBox="0 0 1666 1368">
          <text:p/>
        </draw:connector>
        <draw:connector draw:style-name="gr3" draw:text-style-name="P2" draw:layer="layout" draw:type="line" svg:x1="11.91cm" svg:y1="7.95cm" svg:x2="13.575cm" svg:y2="6.804cm" draw:start-shape="id5" draw:start-glue-point="10" draw:end-shape="id3" draw:end-glue-point="3" svg:d="M11910 7950l1665-1146" svg:viewBox="0 0 1666 1147">
          <text:p/>
        </draw:connector>
        <draw:connector draw:style-name="gr3" draw:text-style-name="P2" draw:layer="layout" draw:type="line" svg:x1="11.91cm" svg:y1="10.459cm" svg:x2="13.575cm" svg:y2="6.804cm" draw:start-shape="id6" draw:start-glue-point="10" draw:end-shape="id3" draw:end-glue-point="3" svg:d="M11910 10459l1665-3655" svg:viewBox="0 0 1666 36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io Pérez Martín</meta:initial-creator>
    <meta:creation-date>2014-08-25T18:39:01.388541311</meta:creation-date>
    <dc:date>2014-08-25T18:45:48.712283004</dc:date>
    <dc:creator>Eugenio Pérez Martín</dc:creator>
    <meta:editing-duration>PT1M21S</meta:editing-duration>
    <meta:editing-cycles>2</meta:editing-cycles>
    <meta:generator>LibreOffice/4.2.5.2$Linux_X86_64 LibreOffice_project/420m0$Build-2</meta:generator>
    <meta:document-statistic meta:object-count="12"/>
  </office:meta>
</office:document-meta>
</file>